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8.255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6.536cm" fo:margin-left="0cm" table:align="left" style:writing-mode="lr-tb"/>
    </style:style>
    <style:style style:name="Table2.A" style:family="table-column">
      <style:table-column-properties style:column-width="8.255cm"/>
    </style:style>
    <style:style style:name="Table2.B" style:family="table-column">
      <style:table-column-properties style:column-width="8.281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8.255cm"/>
    </style:style>
    <style:style style:name="Table3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officeooo:rsid="0009a078"/>
    </style:style>
    <style:style style:name="T2" style:family="text">
      <style:text-properties officeooo:rsid="000a4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BSsatellite </text:p>
      <text:p text:style-name="P2">netCDF Package Comparison </text:p>
      <text:p text:style-name="P8"/>
      <text:p text:style-name="P1">When choosing an existing netCDF library to use for PBSsatellite there were three options to choose from. </text:p>
      <text:p text:style-name="P5"/>
      <text:p text:style-name="P1"><text:tab/>-ncdf</text:p>
      <text:p text:style-name="P1"><text:tab/>-ncdf4</text:p>
      <text:p text:style-name="P1"><text:tab/>-RNetCDF</text:p>
      <text:p text:style-name="P5"/>
      <text:p text:style-name="P1">Our goal when selecting <text:span text:style-name="T1">a </text:span>ncdf package <text:span text:style-name="T1">for PBSsatellite</text:span> was to find a library that provided the best netCDF functionality without adding significant additional system requirements. </text:p>
      <text:p text:style-name="P1"/>
      <text:p text:style-name="P1">Pros and cons provided by each netCDF package:</text:p>
      <text:p text:style-name="P1"/>
      <text:p text:style-name="P2">ncdf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Cons</text:p>
          </table:table-cell>
        </table:table-row>
        <table:table-row>
          <table:table-cell table:style-name="Table1.A1" office:value-type="string">
            <text:p text:style-name="P3">-no additional system requirements (verify this)</text:p>
            <text:p text:style-name="P3"/>
            <text:p text:style-name="P3">-provides the needed functionality for accessing netCDF files</text:p>
            <text:p text:style-name="P3"/>
          </table:table-cell>
          <table:table-cell table:style-name="Table1.A1" office:value-type="string">
            <text:p text:style-name="P4">-only works with netCDF version 3</text:p>
          </table:table-cell>
        </table:table-row>
      </table:table>
      <text:p text:style-name="P1"/>
      <text:p text:style-name="P1"/>
      <text:p text:style-name="P2">ncdf4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Pros</text:p>
          </table:table-cell>
          <table:table-cell table:style-name="Table2.A1" office:value-type="string">
            <text:p text:style-name="P3">Cons</text:p>
          </table:table-cell>
        </table:table-row>
        <table:table-row>
          <table:table-cell table:style-name="Table2.A1" office:value-type="string">
            <text:p text:style-name="P4">-works with both netCDF version 3 and 4</text:p>
            <text:p text:style-name="P4"/>
            <text:p text:style-name="P3">-provides the needed functionality for accessing netCDF files</text:p>
            <text:p text:style-name="P3"/>
          </table:table-cell>
          <table:table-cell table:style-name="Table2.A1" office:value-type="string">
            <text:p text:style-name="P3">-Requires netCDF library version 4.1 or later</text:p>
            <text:p text:style-name="P3"/>
          </table:table-cell>
        </table:table-row>
      </table:table>
      <text:p text:style-name="P1"/>
      <text:p text:style-name="P2">RNetCDF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Pros</text:p>
          </table:table-cell>
          <table:table-cell table:style-name="Table3.A1" office:value-type="string">
            <text:p text:style-name="P3">Cons</text:p>
          </table:table-cell>
        </table:table-row>
        <table:table-row>
          <table:table-cell table:style-name="Table3.A1" office:value-type="string">
            <text:p text:style-name="P3">(did not use this package, <text:span text:style-name="T2">had </text:span>to<text:span text:style-name="T2">o</text:span> many requirements and seemed to depend on ncdf4 functionality)</text:p>
          </table:table-cell>
          <table:table-cell table:style-name="Table3.A1" office:value-type="string">
            <text:p text:style-name="P4">-Requires netcdf (&gt;= 3.6.0), udunits (&gt;= 1.11.7) or udunits2 (&gt;= 2.1.22)</text:p>
            <text:p text:style-name="P4"/>
            <text:p text:style-name="P4">-only works with netCDF version 3</text:p>
            <text:p text:style-name="P4"/>
            <text:p text:style-name="P3">-depends on ncdf4 (verify this)</text:p>
          </table:table-cell>
        </table:table-row>
      </table:table>
      <text:p text:style-name="P1"/>
      <text:p text:style-name="P1"><text:soft-page-break/>The package we have chosen to use for PBSsatellite is ncdf4. While this package does require netCDF version 4.1 it provides functionality with both netCDF version 3 and 4. It is important for PBSsatellite to be able to work with as many versions of netCDF as possible due to varying sources of netCDF data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dc:creator>Nicholas </dc:creator>
    <meta:editing-cycles>3</meta:editing-cycles>
    <dc:date>2015-01-15T19:49:05.216411758</dc:date>
    <meta:editing-duration>P0D</meta:editing-duration>
    <meta:document-statistic meta:table-count="3" meta:image-count="0" meta:object-count="0" meta:page-count="2" meta:paragraph-count="28" meta:word-count="202" meta:character-count="1262" meta:non-whitespace-character-count="1079"/>
  </office:meta>
</office:document-meta>
</file>